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a4ea5" officeooo:paragraph-rsid="000a4e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Introducing *PassTxt*: Your All-in-One Automation and Security Solution</text:p>
      <text:p text:style-name="P1"/>
      <text:p text:style-name="P1">In a world filled with diverse devices—Windows PCs, Macs, Android phones, iOS tablets, Linux machines, smart TVs, and even locked-down work computers—managing secure access and repetitive tasks can be a challenge. Software-based password managers and automation tools often fall short, requiring app installations that aren’t always possible due to compatibility issues or security restrictions. They may also lack advanced features like automation scripting or macro support, leaving users to manually handle complex passwords and tedious workflows.</text:p>
      <text:p text:style-name="P1"/>
      <text:p text:style-name="P1">*PassTxt* changes that. This compact, ESP32-S3 microcontroller-based device—roughly the size of a thumb drive—is a hardware-based password and script manager that doubles as a powerful automation hub. It connects to any USB-enabled device, acting as a plug-and-play keyboard and mouse, and requires no software installation. Controlled via a web browser, Bluetooth, or cloud integration (MQTT), *PassTxt* is universally compatible and endlessly versatile, making it ideal for everyone from gamers to studio professionals, developers to everyday users.</text:p>
      <text:p text:style-name="P1"/>
      <text:p text:style-name="P1">### Core Features and Functionalities</text:p>
      <text:p text:style-name="P1"/>
      <text:p text:style-name="P1">- **Universal Password Management** <text:s/></text:p>
      <text:p text:style-name="P1"><text:s text:c="2"/>Securely store and autofill complex passwords across all your devices—no apps needed. Plug in *PassTxt*, and it types your credentials instantly, even on locked-down systems or smart TVs.</text:p>
      <text:p text:style-name="P1"/>
      <text:p text:style-name="P1">- **Advanced Automation Scripting** <text:s/></text:p>
      <text:p text:style-name="P1"><text:s text:c="2"/>Store and execute scripts (e.g., Duck Script) to automate repetitive tasks. Whether it’s logging into systems, simulating keystrokes, or triggering mouse movements, *PassTxt* acts as your personal automation assistant.</text:p>
      <text:p text:style-name="P1"/>
      <text:p text:style-name="P1">- **Macro Keys for Streamlined Control** <text:s/></text:p>
      <text:p text:style-name="P1"><text:s text:c="2"/>Program *PassTxt* to function as customizable *macro keys*, executing multi-step commands with a single press. This feature shines in complex environments where automation simplifies workflows, such as studios, gaming setups, or office tasks.</text:p>
      <text:p text:style-name="P1"/>
      <text:p text:style-name="P1">- **Web, Bluetooth, and Cloud Connectivity** <text:s/></text:p>
      <text:p text:style-name="P1"><text:s text:c="2"/>Manage *PassTxt* from any web browser, Bluetooth-enabled device, or via cloud services (MQTT), offering flexibility and remote access.</text:p>
      <text:p text:style-name="P1"/>
      <text:p text:style-name="P1">- **Universal Compatibility** <text:s/></text:p>
      <text:p text:style-name="P1"><text:s text:c="2"/>Works with any USB-enabled device—desktops, laptops, phones, tablets, smart TVs, and more—without OS dependencies or compatibility headaches.</text:p>
      <text:p text:style-name="P1"/>
      <text:p text:style-name="P1">### Applications Across Diverse Environments</text:p>
      <text:p text:style-name="P1"/>
      <text:p text:style-name="P1">*PassTxt* isn’t just a tool—it’s a game-changer for a wide range of users and settings. Here’s how it can be applied, including uses you might not have considered:</text:p>
      <text:p text:style-name="P1"/>
      <text:p text:style-name="P1">#### 1. Studio Automation and Creative Workflows</text:p>
      <text:p text:style-name="P1">In recording studios, film sets, or design workspaces, *PassTxt* simplifies complex setups. Program it as a *studio control* device with *macro keys* to:</text:p>
      <text:p text:style-name="P1">- Adjust lighting, sound systems, or cameras with one command.</text:p>
      <text:p text:style-name="P1">- Launch creative software and apply presets (e.g., filters in Photoshop or effects in Ableton Live).</text:p>
      <text:p text:style-name="P1">- Automate repetitive tasks like batch-editing images or rendering files, saving time for artists and designers (*creative automation*).</text:p>
      <text:p text:style-name="P1"><text:soft-page-break/></text:p>
      <text:p text:style-name="P1">**Example**: A single macro key press could configure an entire recording session—dimming lights, starting audio software, and powering on microphones.</text:p>
      <text:p text:style-name="P1"/>
      <text:p text:style-name="P1">#### 2. Gaming Optimization</text:p>
      <text:p text:style-name="P1">For gamers, *PassTxt* is a *gaming macros* powerhouse:</text:p>
      <text:p text:style-name="P1">- Create custom macros for complex in-game actions, like executing combos in fighting games or building structures in strategy titles.</text:p>
      <text:p text:style-name="P1">- Automate repetitive tasks in RPGs, such as crafting or inventory management.</text:p>
      <text:p text:style-name="P1">- Gain a competitive edge with precise, repeatable inputs.</text:p>
      <text:p text:style-name="P1"/>
      <text:p text:style-name="P1">**Example**: Program a macro to perform a 10-step combo in seconds, giving you an edge in esports.</text:p>
      <text:p text:style-name="P1"/>
      <text:p text:style-name="P1">#### 3. Productivity Boost in Office Settings</text:p>
      <text:p text:style-name="P1">As a *productivity tool*, *PassTxt* streamlines repetitive office tasks:</text:p>
      <text:p text:style-name="P1">- Automate data entry, form filling, or report generation.</text:p>
      <text:p text:style-name="P1">- Open multiple applications (e.g., email, calendar, CRM) with one command.</text:p>
      <text:p text:style-name="P1">- Send pre-written email responses or schedule meetings.</text:p>
      <text:p text:style-name="P1"/>
      <text:p text:style-name="P1">**Example**: A macro could log you into your work PC, open your inbox, and draft a status update—all in one go.</text:p>
      <text:p text:style-name="P1"/>
      <text:p text:style-name="P1">#### 4. Home Automation Hub</text:p>
      <text:p text:style-name="P1">Integrated with smart home devices, *PassTxt* becomes a *home automation hub*:</text:p>
      <text:p text:style-name="P1">- Control lights, thermostats, locks, or security cameras via MQTT or web services.</text:p>
      <text:p text:style-name="P1">- Set modes like “away” (turning off lights, locking doors) or “movie night” (dimming lights, starting the TV).</text:p>
      <text:p text:style-name="P1">- Trigger actions from anywhere using cloud connectivity.</text:p>
      <text:p text:style-name="P1"/>
      <text:p text:style-name="P1">**Example**: Plug *PassTxt* into a USB hub and command your smart home to prepare for your arrival.</text:p>
      <text:p text:style-name="P1"/>
      <text:p text:style-name="P1">#### 5. Accessibility Aid</text:p>
      <text:p text:style-name="P1">For individuals with disabilities, *PassTxt* is an *accessibility aid*:</text:p>
      <text:p text:style-name="P1">- Automate physically challenging tasks, like opening apps or navigating menus.</text:p>
      <text:p text:style-name="P1">- Reduce input effort with tailored macros for daily routines.</text:p>
      <text:p text:style-name="P1">- Enhance independence by simplifying device interactions.</text:p>
      <text:p text:style-name="P1"/>
      <text:p text:style-name="P1">**Example**: A macro could open a communication app and type a pre-set message with minimal effort.</text:p>
      <text:p text:style-name="P1"/>
      <text:p text:style-name="P1">#### 6. Educational Technology and Training</text:p>
      <text:p text:style-name="P1">In classrooms or training programs, *PassTxt* serves as an *educational technology* tool:</text:p>
      <text:p text:style-name="P1">- Create interactive tutorials that guide users through software setups or workflows.</text:p>
      <text:p text:style-name="P1">- Automate demonstrations for students or trainees.</text:p>
      <text:p text:style-name="P1">- Share scripts for consistent learning experiences.</text:p>
      <text:p text:style-name="P1"/>
      <text:p text:style-name="P1">**Example**: A script could walk a student through installing Python, step-by-step, with instructions typed out automatically.</text:p>
      <text:p text:style-name="P1"/>
      <text:p text:style-name="P1">#### 7. Development and Testing Automation</text:p>
      <text:p text:style-name="P1"><text:soft-page-break/>Developers and testers can use *PassTxt* as a *development tool*:</text:p>
      <text:p text:style-name="P1">- Automate testing scripts to simulate user interactions or stress-test applications.</text:p>
      <text:p text:style-name="P1">- Manage development environments (e.g., starting servers, running builds).</text:p>
      <text:p text:style-name="P1">- Integrate with CI/CD pipelines for seamless workflows.</text:p>
      <text:p text:style-name="P1"/>
      <text:p text:style-name="P1">**Example**: A macro could launch a local server, run a test suite, and log the results—all hands-free.</text:p>
      <text:p text:style-name="P1"/>
      <text:p text:style-name="P1">#### 8. Enhanced Security Features</text:p>
      <text:p text:style-name="P1">Beyond passwords, *PassTxt* doubles as a *security device*:</text:p>
      <text:p text:style-name="P1">- Serve as a hardware-based two-factor authentication token.</text:p>
      <text:p text:style-name="P1">- Store and manage encryption keys securely.</text:p>
      <text:p text:style-name="P1">- Protect sensitive workflows with automated, tamper-proof inputs.</text:p>
      <text:p text:style-name="P1"/>
      <text:p text:style-name="P1">**Example**: Use *PassTxt* to unlock a secure vault and enter a 2FA code without manual typing.</text:p>
      <text:p text:style-name="P1"/>
      <text:p text:style-name="P1">#### 9. Live Streaming and Content Creation</text:p>
      <text:p text:style-name="P1">Streamers and creators can leverage *PassTxt* for *creative automation*:</text:p>
      <text:p text:style-name="P1">- Trigger scene changes, sound effects, or chat commands with macros.</text:p>
      <text:p text:style-name="P1">- Automate repetitive editing tasks in video or audio software.</text:p>
      <text:p text:style-name="P1">- Manage live stream overlays or lighting setups.</text:p>
      <text:p text:style-name="P1"/>
      <text:p text:style-name="P1">**Example**: A macro key could switch to a “BRB” screen, mute the mic, and play a loop—all at once.</text:p>
      <text:p text:style-name="P1"/>
      <text:p text:style-name="P1">#### 10. Medical and Laboratory Settings</text:p>
      <text:p text:style-name="P1">In high-precision environments, *PassTxt* simplifies workflows:</text:p>
      <text:p text:style-name="P1">- Automate data logging or equipment calibration.</text:p>
      <text:p text:style-name="P1">- Enter patient records or update databases hands-free.</text:p>
      <text:p text:style-name="P1">- Control lab devices via USB or MQTT integration.</text:p>
      <text:p text:style-name="P1"/>
      <text:p text:style-name="P1">**Example**: A macro could log temperature readings from a sensor and upload them to a spreadsheet.</text:p>
      <text:p text:style-name="P1"/>
      <text:p text:style-name="P1">#### 11. Retail and Point-of-Sale Systems</text:p>
      <text:p text:style-name="P1">For businesses, *PassTxt* enhances efficiency:</text:p>
      <text:p text:style-name="P1">- Automate checkout processes or inventory updates.</text:p>
      <text:p text:style-name="P1">- Program macros for frequent transactions or loyalty program entries.</text:p>
      <text:p text:style-name="P1">- Simplify employee training with scripted workflows.</text:p>
      <text:p text:style-name="P1"/>
      <text:p text:style-name="P1">**Example**: A cashier could scan an item, apply a discount, and print a receipt with one macro.</text:p>
      <text:p text:style-name="P1"/>
      <text:p text:style-name="P1">#### 12. Field Work and Mobile Offices</text:p>
      <text:p text:style-name="P1">For professionals on the go, *PassTxt* is a portable powerhouse:</text:p>
      <text:p text:style-name="P1">- Automate mobile workstation setups (e.g., connecting to VPNs, opening tools).</text:p>
      <text:p text:style-name="P1">- Securely log into systems without relying on local apps.</text:p>
      <text:p text:style-name="P1">- Execute scripts in remote environments with limited connectivity.</text:p>
      <text:p text:style-name="P1"/>
      <text:p text:style-name="P1">**Example**: A field technician could plug *PassTxt* into a tablet to log data and sync it via Bluetooth.</text:p>
      <text:p text:style-name="P1"/>
      <text:p text:style-name="P1">#### 13. Art Installations and Interactive Exhibits</text:p>
      <text:p text:style-name="P1"><text:soft-page-break/>In galleries or museums, *PassTxt* powers interactivity:</text:p>
      <text:p text:style-name="P1">- Control lights, sounds, or displays based on visitor input.</text:p>
      <text:p text:style-name="P1">- Automate sequences for immersive experiences.</text:p>
      <text:p text:style-name="P1">- Integrate with IoT devices for dynamic installations.</text:p>
      <text:p text:style-name="P1"/>
      <text:p text:style-name="P1">**Example**: A visitor’s button press could trigger a pre-programmed light show via *PassTxt*.</text:p>
      <text:p text:style-name="P1"/>
      <text:p text:style-name="P1">### Why Choose *PassTxt*?</text:p>
      <text:p text:style-name="P1"/>
      <text:p text:style-name="P1">- **Plug-and-Play Simplicity**: No software installs, no compatibility woes—just plug it in and go.</text:p>
      <text:p text:style-name="P1">- **Customizable and Extensible**: Tailor macros, scripts, and the web interface to your needs, or share them with others.</text:p>
      <text:p text:style-name="P1">- **Portable Power**: Small enough to fit in your pocket, *PassTxt* delivers big functionality anywhere.</text:p>
      <text:p text:style-name="P1">- **Broad Appeal**: From *studio control* to *gaming macros*, *accessibility aids* to *productivity tools*, it adapts to any user.</text:p>
      <text:p text:style-name="P1"/>
      <text:p text:style-name="P1">### Final Thoughts</text:p>
      <text:p text:style-name="P1"/>
      <text:p text:style-name="P1">*PassTxt* is more than a password manager—it’s a versatile, hardware-based solution that brings automation and security to every corner of your life. Whether you’re streamlining a studio setup with *macro keys*, boosting productivity in the office, or automating your smart home, *PassTxt* empowers you to work smarter, not harder. Its applications are as limitless as your imagination, making it an essential tool for today’s connected world.</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9T14:08:26.289717545</meta:creation-date>
    <meta:generator>LibreOffice/24.8.5.2$Linux_X86_64 LibreOffice_project/27b361b745d0ea8f99bc93dfcb7a39098dfa5fff</meta:generator>
    <dc:date>2025-03-29T15:13:09.981740011</dc:date>
    <meta:editing-duration>PT23M54S</meta:editing-duration>
    <meta:editing-cycles>4</meta:editing-cycles>
    <meta:document-statistic meta:table-count="0" meta:image-count="0" meta:object-count="0" meta:page-count="4" meta:paragraph-count="101" meta:word-count="1316" meta:character-count="8964" meta:non-whitespace-character-count="7743"/>
  </office:meta>
</office:document-meta>
</file>